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782cm" svg:y="0.126cm">
            <draw:object draw:notify-on-update-of-ranges="Sheet1.A4:Sheet1.A4 Sheet1.A4:Sheet1.A16 Sheet1.B3:Sheet1.B3 Sheet1.B4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" calcext:value-type="float">
            <text:p>0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2:06:25.629705581</meta:creation-date>
    <dc:date>2024-01-12T12:38:09.620265535</dc:date>
    <meta:editing-duration>PT10M42S</meta:editing-duration>
    <meta:editing-cycles>2</meta:editing-cycles>
    <meta:generator>LibreOffice/7.3.7.2$Linux_X86_64 LibreOffice_project/3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1cm" svg:y="0.263cm" chart:style-name="ch2">
          <text:p>soft sail cd versus angle of attack</text:p>
        </chart:title>
        <chart:legend chart:legend-position="end" svg:x="14.286cm" svg:y="4.201cm" style:legend-expansion="high" chart:style-name="ch3"/>
        <chart:plot-area chart:style-name="ch4" table:cell-range-address="Sheet1.A4:Sheet1.B16 Sheet1.B3:Sheet1.B3" chart:data-source-has-labels="row" svg:x="0.841cm" svg:y="1.25cm" svg:width="13.123cm" svg:height="6.562cm">
          <chart:coordinate-region svg:x="1.568cm" svg:y="1.449cm" svg:width="12.209cm" svg:height="5.716cm"/>
          <chart:axis chart:dimension="x" chart:name="primary-x" chart:style-name="ch5">
            <chart:title svg:x="6.617cm" svg:y="7.992cm" chart:style-name="ch6">
              <text:p>alpha deg</text:p>
            </chart:title>
          </chart:axis>
          <chart:axis chart:dimension="y" chart:name="primary-y" chart:style-name="ch7">
            <chart:title svg:x="0cm" svg:y="4.76cm" chart:style-name="ch8">
              <text:p>cd</text:p>
            </chart:title>
            <chart:grid chart:style-name="ch9" chart:class="major"/>
          </chart:axis>
          <chart:series chart:style-name="ch10" chart:values-cell-range-address="Sheet1.B4:Sheet1.B16" chart:label-cell-address="Sheet1.B3:Sheet1.B3" chart:class="chart:scatter">
            <chart:domain table:cell-range-address="Sheet1.A4:Sheet1.A16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d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6</svg:desc>
                </draw:g>
              </table:table-cell>
              <table:table-cell office:value-type="float" office:value="0.3">
                <text:p>0.3</text:p>
                <draw:g>
                  <svg:desc>Sheet1.B4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